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tup n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t waypoint coords [x, y]</text:p>
          </table:table-cell>
          <table:table-cell office:value-type="string" calcext:value-type="string">
            <text:p>Calculated distance [m]</text:p>
          </table:table-cell>
          <table:table-cell office:value-type="string" calcext:value-type="string">
            <text:p>actual distance (measured) [m]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percentage 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tal setup ad the bottom of the workspace</text:p>
          </table:table-cell>
          <table:table-cell table:style-name="ce1" office:value-type="string" calcext:value-type="string">
            <text:p><text:s/>0.989666, -0.0208351</text:p>
          </table:table-cell>
          <table:table-cell table:style-name="ce1" office:value-type="float" office:value="0.989885" calcext:value-type="float">
            <text:p>0.990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2]-[.E2])" office:value-type="float" office:value="0.0101150000000001" calcext:value-type="float">
            <text:p>0.010</text:p>
          </table:table-cell>
          <table:table-cell table:style-name="ce2" table:formula="of:=([.F2])/([.E2])*100" office:value-type="float" office:value="1.01150000000001" calcext:value-type="float">
            <text:p>1.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izontal setup at the middle <text:s/>of the workspace</text:p>
          </table:table-cell>
          <table:table-cell table:style-name="ce2" office:value-type="string" calcext:value-type="string">
            <text:p>0.94224, 0.168656</text:p>
          </table:table-cell>
          <table:table-cell table:style-name="ce1" office:value-type="float" office:value="0.957216" calcext:value-type="float">
            <text:p>0.957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3]-[.E3])" office:value-type="float" office:value="0.042784" calcext:value-type="float">
            <text:p>0.043</text:p>
          </table:table-cell>
          <table:table-cell table:style-name="ce2" table:formula="of:=([.F3])/([.E3])*100" office:value-type="float" office:value="4.27840000000001" calcext:value-type="float">
            <text:p>4.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izontal setup at top of the workspace</text:p>
          </table:table-cell>
          <table:table-cell table:style-name="ce1" office:value-type="string" calcext:value-type="string">
            <text:p>0.924046, 0.147831</text:p>
          </table:table-cell>
          <table:table-cell table:style-name="ce1" office:value-type="float" office:value="0.935797" calcext:value-type="float">
            <text:p>0.936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4]-[.E4])" office:value-type="float" office:value="0.064203" calcext:value-type="float">
            <text:p>0.064</text:p>
          </table:table-cell>
          <table:table-cell table:style-name="ce2" table:formula="of:=([.F4])/([.E4])*100" office:value-type="float" office:value="6.4203" calcext:value-type="float">
            <text:p>6.4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tical setup right left workspace</text:p>
          </table:table-cell>
          <table:table-cell table:style-name="ce1" office:value-type="string" calcext:value-type="string">
            <text:p>0.929304, 0.161695</text:p>
          </table:table-cell>
          <table:table-cell table:style-name="ce1" office:value-type="float" office:value="0.943266" calcext:value-type="float">
            <text:p>0.943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5]-[.E5])" office:value-type="float" office:value="0.0567340000000001" calcext:value-type="float">
            <text:p>0.057</text:p>
          </table:table-cell>
          <table:table-cell table:style-name="ce2" table:formula="of:=([.F5])/([.E5])*100" office:value-type="float" office:value="5.67340000000001" calcext:value-type="float">
            <text:p>5.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tical setup right middle workspace</text:p>
          </table:table-cell>
          <table:table-cell table:style-name="ce1" office:value-type="string" calcext:value-type="string">
            <text:p>0.927856, 0.133853</text:p>
          </table:table-cell>
          <table:table-cell table:style-name="ce1" office:value-type="float" office:value="0.937462" calcext:value-type="float">
            <text:p>0.937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6]-[.E6])" office:value-type="float" office:value="0.0625380000000001" calcext:value-type="float">
            <text:p>0.063</text:p>
          </table:table-cell>
          <table:table-cell table:style-name="ce2" table:formula="of:=([.F6])/([.E6])*100" office:value-type="float" office:value="6.25380000000001" calcext:value-type="float">
            <text:p>6.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tical setup right right <text:s/>workspace</text:p>
          </table:table-cell>
          <table:table-cell table:style-name="ce1" office:value-type="string" calcext:value-type="string">
            <text:p>0.934294, 0.0874776</text:p>
          </table:table-cell>
          <table:table-cell table:style-name="ce1" office:value-type="float" office:value="0.93838" calcext:value-type="float">
            <text:p>0.938</text:p>
          </table:table-cell>
          <table:table-cell table:style-name="ce1" office:value-type="float" office:value="1" calcext:value-type="float">
            <text:p>1.000</text:p>
          </table:table-cell>
          <table:table-cell table:style-name="ce2" table:formula="of:=ABS([.D7]-[.E7])" office:value-type="float" office:value="0.0616199999999999" calcext:value-type="float">
            <text:p>0.062</text:p>
          </table:table-cell>
          <table:table-cell table:style-name="ce2" table:formula="of:=([.F7])/([.E7])*100" office:value-type="float" office:value="6.16199999999999" calcext:value-type="float">
            <text:p>6.162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0.934294, 0.0874776 hypotenuse: 0.938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08:31:58.586264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3:02:15.388316563</meta:creation-date>
    <dc:date>2017-05-16T09:56:27.454069140</dc:date>
    <meta:editing-duration>PT1H52M53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